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3000002C341942F741432F2F0.png" manifest:media-type="image/png"/>
  <manifest:file-entry manifest:full-path="Pictures/10001C660000754A0000754A83FE49FE8516115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2.932cm" fo:min-width="3.214cm"/>
    </style:style>
    <style:style style:name="gr3" style:family="graphic" style:parent-style-name="standard">
      <style:graphic-properties svg:stroke-width="0.3cm" draw:marker-start-width="0.65cm" draw:marker-end-width="0.65cm" draw:textarea-horizontal-align="justify" draw:textarea-vertical-align="middle" draw:auto-grow-height="false" fo:min-height="26.37cm" fo:min-width="26.12cm" fo:padding-top="0.225cm" fo:padding-bottom="0.225cm" fo:padding-left="0.35cm" fo:padding-r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30.025cm" svg:height="30.025cm" svg:x="0cm" svg:y="0cm">
          <draw:image xlink:href="Pictures/10001C660000754A0000754A83FE49FE8516115D.svg" xlink:type="simple" xlink:show="embed" xlink:actuate="onLoad" draw:mime-type="image/svg+xml">
            <text:p/>
          </draw:image>
          <draw:image xlink:href="Pictures/10000201000002C3000002C341942F741432F2F0.png" xlink:type="simple" xlink:show="embed" xlink:actuate="onLoad" draw:mime-type="image/png"/>
        </draw:frame>
        <draw:custom-shape draw:style-name="gr2" draw:text-style-name="P2" draw:layer="layout" svg:width="5.25cm" svg:height="4.5cm" svg:x="1.22cm" svg:y="12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25cm" svg:height="4.5cm" svg:x="23.22cm" svg:y="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25cm" svg:height="4.5cm" svg:x="23.22cm" svg:y="2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9.5cm" svg:height="29.5cm" svg:x="0.22cm" svg:y="0.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2cm" fo:margin-bottom="1.22cm" fo:margin-left="1.22cm" fo:margin-right="1.22cm" fo:page-width="30.026cm" fo:page-height="30.0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07T22:08:33.682518096</dc:date>
    <meta:editing-duration>PT17M53S</meta:editing-duration>
    <meta:editing-cycles>3</meta:editing-cycles>
    <meta:generator>LibreOffice/7.0.4.2$Linux_X86_64 LibreOffice_project/00$Build-2</meta:generator>
    <meta:document-statistic meta:object-count="5"/>
  </office:meta>
</office:document-meta>
</file>